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° dossier FRP</text:p>
          </table:table-cell>
          <table:table-cell office:value-type="string">
            <text:p>n°affaire code 1760</text:p>
          </table:table-cell>
          <table:table-cell office:value-type="string">
            <text:p>montant de l’affaire au code 1760</text:p>
          </table:table-cell>
          <table:table-cell office:value-type="string">
            <text:p>Montant à créer en « affaire service » au code 7055</text:p>
          </table:table-cell>
          <table:table-cell office:value-type="string">
            <text:p>Identification du bénéficiaire de la dépense</text:p>
          </table:table-cell>
          <table:table-cell office:value-type="string">
            <text:p>Codique du service bénéficiaire</text:p>
          </table:table-cell>
          <table:table-cell office:value-type="string">
            <text:p>RANG RIB pour le remboursement à la société </text:p>
          </table:table-cell>
          <table:table-cell office:value-type="string">
            <text:p>SIREN du redevable pour le libellé du virement pour la société</text:p>
          </table:table-cell>
          <table:table-cell/>
        </table:table-row>
        <table:table-row>
          <table:table-cell office:value="603400" office:value-type="float"/>
          <table:table-cell office:value="2022014084" office:value-type="float"/>
          <table:table-cell office:value="5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30396490" office:value-type="float"/>
          <table:table-cell office:value-type="string">
            <text:p>X</text:p>
          </table:table-cell>
        </table:table-row>
        <table:table-row>
          <table:table-cell office:value="636225" office:value-type="float"/>
          <table:table-cell office:value="2022014086" office:value-type="float"/>
          <table:table-cell office:value="5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33613693" office:value-type="float"/>
          <table:table-cell office:value-type="string">
            <text:p>X</text:p>
          </table:table-cell>
        </table:table-row>
        <table:table-row>
          <table:table-cell office:value="604070" office:value-type="float"/>
          <table:table-cell office:value="2022014087" office:value-type="float"/>
          <table:table-cell office:value="5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34627445" office:value-type="float"/>
          <table:table-cell office:value-type="string">
            <text:p>X</text:p>
          </table:table-cell>
        </table:table-row>
        <table:table-row>
          <table:table-cell office:value="605074" office:value-type="float"/>
          <table:table-cell office:value="2022014088" office:value-type="float"/>
          <table:table-cell office:value="600" office:value-type="float"/>
          <table:table-cell office:value="4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42347747" office:value-type="float"/>
          <table:table-cell office:value-type="string">
            <text:p>X</text:p>
          </table:table-cell>
        </table:table-row>
        <table:table-row>
          <table:table-cell office:value="623492" office:value-type="float"/>
          <table:table-cell office:value="2022014090" office:value-type="float"/>
          <table:table-cell office:value="400" office:value-type="float"/>
          <table:table-cell office:value="1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51005582" office:value-type="float"/>
          <table:table-cell/>
        </table:table-row>
        <table:table-row>
          <table:table-cell office:value="622712" office:value-type="float"/>
          <table:table-cell office:value="2022014091" office:value-type="float"/>
          <table:table-cell office:value="3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0895172" office:value-type="float"/>
          <table:table-cell/>
        </table:table-row>
        <table:table-row>
          <table:table-cell office:value="601372" office:value-type="float"/>
          <table:table-cell office:value="2022014092" office:value-type="float"/>
          <table:table-cell office:value="3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2237712" office:value-type="float"/>
          <table:table-cell/>
        </table:table-row>
        <table:table-row>
          <table:table-cell office:value="601834" office:value-type="float"/>
          <table:table-cell office:value="2022014093" office:value-type="float"/>
          <table:table-cell office:value="300" office:value-type="float"/>
          <table:table-cell office:value="3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7401065" office:value-type="float"/>
          <table:table-cell/>
        </table:table-row>
        <table:table-row>
          <table:table-cell office:value="704637" office:value-type="float"/>
          <table:table-cell office:value="2022014094" office:value-type="float"/>
          <table:table-cell office:value="100" office:value-type="float"/>
          <table:table-cell office:value="1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21010316" office:value-type="float"/>
          <table:table-cell/>
        </table:table-row>
        <table:table-row>
          <table:table-cell office:value="622879" office:value-type="float"/>
          <table:table-cell office:value="2022014095" office:value-type="float"/>
          <table:table-cell office:value="100" office:value-type="float"/>
          <table:table-cell office:value="1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22107848" office:value-type="float"/>
          <table:table-cell/>
        </table:table-row>
        <table:table-row>
          <table:table-cell office:value="706221" office:value-type="float"/>
          <table:table-cell office:value="2022014096" office:value-type="float"/>
          <table:table-cell office:value="400" office:value-type="float"/>
          <table:table-cell office:value="1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2" office:value-type="float"/>
          <table:table-cell office:value="323887505" office:value-type="float"/>
          <table:table-cell/>
        </table:table-row>
        <table:table-row>
          <table:table-cell office:value="682895" office:value-type="float"/>
          <table:table-cell office:value="2022014097" office:value-type="float"/>
          <table:table-cell office:value="400" office:value-type="float"/>
          <table:table-cell office:value="1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25366318" office:value-type="float"/>
          <table:table-cell/>
        </table:table-row>
        <table:table-row>
          <table:table-cell office:value="678540" office:value-type="float"/>
          <table:table-cell office:value="2022014102" office:value-type="float"/>
          <table:table-cell office:value="15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6432467" office:value-type="float"/>
          <table:table-cell/>
        </table:table-row>
        <table:table-row>
          <table:table-cell office:value="600434" office:value-type="float"/>
          <table:table-cell office:value="2022014098" office:value-type="float"/>
          <table:table-cell office:value="2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02135561" office:value-type="float"/>
          <table:table-cell/>
        </table:table-row>
        <table:table-row>
          <table:table-cell office:value="686457" office:value-type="float"/>
          <table:table-cell office:value="2022014099" office:value-type="float"/>
          <table:table-cell office:value="2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02494950" office:value-type="float"/>
          <table:table-cell/>
        </table:table-row>
        <table:table-row>
          <table:table-cell office:value="641785" office:value-type="float"/>
          <table:table-cell office:value="2022014101" office:value-type="float"/>
          <table:table-cell office:value="2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07178871" office:value-type="float"/>
          <table:table-cell/>
        </table:table-row>
        <table:table-row>
          <table:table-cell office:value="666259" office:value-type="float"/>
          <table:table-cell office:value="2022014100" office:value-type="float"/>
          <table:table-cell office:value="2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0785886" office:value-type="float"/>
          <table:table-cell/>
        </table:table-row>
        <table:table-row>
          <table:table-cell office:value="655140" office:value-type="float"/>
          <table:table-cell office:value="2022014103" office:value-type="float"/>
          <table:table-cell office:value="1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6643170" office:value-type="float"/>
          <table:table-cell/>
        </table:table-row>
        <table:table-row>
          <table:table-cell office:value="685775" office:value-type="float"/>
          <table:table-cell office:value="2022014104" office:value-type="float"/>
          <table:table-cell office:value="1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18906591" office:value-type="float"/>
          <table:table-cell/>
        </table:table-row>
        <table:table-row>
          <table:table-cell office:value="686729" office:value-type="float"/>
          <table:table-cell office:value="2022014105" office:value-type="float"/>
          <table:table-cell office:value="100" office:value-type="float"/>
          <table:table-cell office:value="5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23057083" office:value-type="float"/>
          <table:table-cell/>
        </table:table-row>
        <table:table-row>
          <table:table-cell office:value="605200" office:value-type="float"/>
          <table:table-cell office:value="2022014089" office:value-type="float"/>
          <table:table-cell office:value="700" office:value-type="float"/>
          <table:table-cell office:value="700" office:value-type="float"/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="1" office:value-type="float"/>
          <table:table-cell office:value="342868577" office:value-type="flo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2-08T18:03:52.489134</meta:creation-date>
    <dc:date>2022-12-08T18:03:52.494379</dc:date>
    <meta:generator>http://pypi.python.org/pypi/ezodf/0.1.0$Python3.10.4 (tags/v3.10.4:9d38120, Mar 23 2022, 23:13:41) [MSC v.1929 64 bit (AMD64)]</meta:generator>
    <meta:document-statistic/>
    <meta:editing-cycles>1</meta:editing-cycles>
  </office:meta>
</office:document-meta>
</file>